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Heading_20_2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Пример использования Java Server Pages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">Пример использования Java Server Pages<text:tab/>1</text:p>
          <text:p text:style-name="P5">&lt;TODO&gt;?<text:tab/>1</text:p>
        </text:index-body>
      </text:table-of-content>
      <text:h text:style-name="P3" text:outline-level="2">&lt;TODO&gt;?</text:h>
      <text:p text:style-name="P1">Основная проблема сервлетов состоит в том, что их невозможно нормально использовать для web-разработки, как все привыкли со времён появления PHP, а может быть и ещё раньше.</text:p>
      <text:p text:style-name="P1"/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3T09:32:20</meta:creation-date>
    <dc:date>2010-03-18T23:11:45</dc:date>
    <meta:editing-duration>PT11H58M30S</meta:editing-duration>
    <meta:editing-cycles>455</meta:editing-cycles>
    <meta:generator>OpenOffice.org/3.0$Linux OpenOffice.org_project/300m9$Build-9358</meta:generator>
    <meta:document-statistic meta:table-count="0" meta:image-count="0" meta:object-count="0" meta:page-count="1" meta:paragraph-count="6" meta:word-count="41" meta:character-count="276"/>
    <meta:user-defined meta:name="Поле 1"/>
    <meta:user-defined meta:name="Поле 2"/>
    <meta:user-defined meta:name="Поле 3"/>
    <meta:user-defined meta:name="Поле 4"/>
  </office:meta>
</office:document-meta>
</file>